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ERRA TUANAMA, SEGUNDO EMER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0609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14983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A TUANAMA, WIL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60408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14983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0642323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5635578</text:p>
          </table:table-cell>
          <table:table-cell table:style-name="Tabla2.D3" office:value-type="string">
            <text:p text:style-name="P23">1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42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